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1.7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58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using Yosys to convert to NAND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office:value-type="float" office:value="50424" calcext:value-type="float">
            <text:p>5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office:value-type="float" office:value="34463" calcext:value-type="float">
            <text:p>34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office:value-type="float" office:value="49214" calcext:value-type="float">
            <text:p>49214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office:value-type="float" office:value="1730" calcext:value-type="float">
            <text:p>1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office:value-type="float" office:value="6827" calcext:value-type="float">
            <text:p>6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office:value-type="float" office:value="7997" calcext:value-type="float">
            <text:p>7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office:value-type="float" office:value="10616" calcext:value-type="float">
            <text:p>10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office:value-type="float" office:value="3961" calcext:value-type="float">
            <text:p>3961</text:p>
          </table:table-cell>
          <table:table-cell/>
          <table:table-cell office:value-type="string" calcext:value-type="string">
            <text:p>includes code 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office:value-type="float" office:value="4891" calcext:value-type="float">
            <text:p>4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office:value-type="float" office:value="303823" calcext:value-type="float">
            <text:p>303823</text:p>
          </table:table-cell>
          <table:table-cell/>
          <table:table-cell office:value-type="string" calcext:value-type="string">
            <text:p>Includes 9 hard_v_reg, 65 l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8]+[.C29]" office:value-type="float" office:value="2374" calcext:value-type="float">
            <text:p>237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office:value-type="float" office:value="3024" calcext:value-type="float">
            <text:p>30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6"/>
        </table:table-row>
      </table:table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627" calcext:value-type="float">
            <text:p>2627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534" calcext:value-type="float">
            <text:p>15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19]+[.E19]+[.F19]+[.G19]+[.I19]" office:value-type="float" office:value="364" calcext:value-type="float">
            <text:p>364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0]+[.E20]+[.F20]+[.G20]+[.I20]" office:value-type="float" office:value="1398" calcext:value-type="float">
            <text:p>1398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1038" calcext:value-type="float">
            <text:p>103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1]+[.E21]+[.F21]+[.G21]+[.I21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2]+[.E22]+[.F22]+[.G22]+[.I2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23]+[.E23]+[.F23]+[.G23]+[.I2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24]+[.E24]+[.F24]+[.G24]+[.I2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5]+[.E25]+[.F25]+[.G25]+[.I25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26]+[.E26]+[.F26]+[.G26]+[.I26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27]+[.E27]+[.F27]+[.G27]+[.I27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8]+[.E28]+[.F28]+[.G28]+[.I28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9]+[.E29]+[.F29]+[.G29]+[.I29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33" calcext:value-type="float">
            <text:p>333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5]+[.E35]+[.F35]+[.G35]+[.I3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36]+[.E36]+[.F36]+[.G36]+[.I36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37]+[.E37]+[.F37]+[.G37]+[.I37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[.D39]+[.E39]+[.F39]+[.G39]+[.I39]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[.D40]+[.E40]+[.F40]+[.G40]+[.I40]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[.D41]+[.E41]+[.F41]+[.G41]+[.I41]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[.D42]+[.E42]+[.F42]+[.G42]+[.I42]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I8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I9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I10])" office:value-type="float" office:value="3692" calcext:value-type="float">
            <text:p>3692</text:p>
          </table:table-cell>
          <table:table-cell table:formula="of:=254+693+15+70+2+4" office:value-type="float" office:value="1038" calcext:value-type="float">
            <text:p>1038</text:p>
          </table:table-cell>
          <table:table-cell table:formula="of:=1+179+182+1" office:value-type="float" office:value="363" calcext:value-type="float">
            <text:p>363</text:p>
          </table:table-cell>
          <table:table-cell office:value-type="float" office:value="105" calcext:value-type="float">
            <text:p>105</text:p>
          </table:table-cell>
          <table:table-cell table:formula="of:=427+136+513+686" office:value-type="float" office:value="1762" calcext:value-type="float">
            <text:p>1762</text:p>
          </table:table-cell>
          <table:table-cell table:formula="of:=316+42+14+5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I19])" office:value-type="float" office:value="1514" calcext:value-type="float">
            <text:p>1514</text:p>
          </table:table-cell>
          <table:table-cell table:formula="of:=5+49+1" office:value-type="float" office:value="55" calcext:value-type="float">
            <text:p>55</text:p>
          </table:table-cell>
          <table:table-cell table:formula="of:=1+10+17+1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552+37+111+71" office:value-type="float" office:value="771" calcext:value-type="float">
            <text:p>771</text:p>
          </table:table-cell>
          <table:table-cell table:formula="of:=332+159+73+33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I20])" office:value-type="float" office:value="3240" calcext:value-type="float">
            <text:p>3240</text:p>
          </table:table-cell>
          <table:table-cell table:formula="of:=12+181+1" office:value-type="float" office:value="194" calcext:value-type="float">
            <text:p>194</text:p>
          </table:table-cell>
          <table:table-cell table:formula="of:=1+19+34+1" office:value-type="float" office:value="55" calcext:value-type="float">
            <text:p>55</text:p>
          </table:table-cell>
          <table:table-cell table:formula="of:=182" office:value-type="float" office:value="182" calcext:value-type="float">
            <text:p>182</text:p>
          </table:table-cell>
          <table:table-cell table:formula="of:=986+149+269+376" office:value-type="float" office:value="1780" calcext:value-type="float">
            <text:p>1780</text:p>
          </table:table-cell>
          <table:table-cell table:formula="of:=655+256+94+24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I21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I2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I2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I2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I25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I26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I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I28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I29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574" calcext:value-type="float">
            <text:p>574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I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I36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I37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39:.I39])"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35+13+6+3" office:value-type="float" office:value="57" calcext:value-type="float">
            <text:p>57</text:p>
          </table:table-cell>
          <table:table-cell table:formula="of:=27+13+6+2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0:.I40])" office:value-type="float" office:value="45" calcext:value-type="float">
            <text:p>45</text:p>
          </table:table-cell>
          <table:table-cell/>
          <table:table-cell table:formula="of:=1+8+17" office:value-type="float" office:value="26" calcext:value-type="float">
            <text:p>26</text:p>
          </table:table-cell>
          <table:table-cell/>
          <table:table-cell table:formula="of:=5+3+1+5" office:value-type="float" office:value="14" calcext:value-type="float">
            <text:p>14</text:p>
          </table:table-cell>
          <table:table-cell table:formula="of:=4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1:.I41])" office:value-type="float" office:value="100" calcext:value-type="float">
            <text:p>100</text:p>
          </table:table-cell>
          <table:table-cell/>
          <table:table-cell table:formula="of:=1+17+5" office:value-type="float" office:value="23" calcext:value-type="float">
            <text:p>23</text:p>
          </table:table-cell>
          <table:table-cell/>
          <table:table-cell table:formula="of:=31+9+1" office:value-type="float" office:value="41" calcext:value-type="float">
            <text:p>41</text:p>
          </table:table-cell>
          <table:table-cell table:formula="of:=20+10+5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2:.I42])" office:value-type="float" office:value="314" calcext:value-type="float">
            <text:p>314</text:p>
          </table:table-cell>
          <table:table-cell/>
          <table:table-cell table:formula="of:=1+38+23" office:value-type="float" office:value="62" calcext:value-type="float">
            <text:p>62</text:p>
          </table:table-cell>
          <table:table-cell/>
          <table:table-cell table:formula="of:=102+11+11+13" office:value-type="float" office:value="137" calcext:value-type="float">
            <text:p>137</text:p>
          </table:table-cell>
          <table:table-cell table:formula="of:=66+31+14+4" office:value-type="float" office:value="115" calcext:value-type="float">
            <text:p>115</text:p>
          </table:table-cell>
          <table:table-cell/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405" calcext:value-type="float">
            <text:p>2405</text:p>
          </table:table-cell>
          <table:table-cell table:formula="of:=944" office:value-type="float" office:value="944" calcext:value-type="float">
            <text:p>944</text:p>
          </table:table-cell>
          <table:table-cell table:formula="of:=1+8+182"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table:formula="of:=106+239+281+473+59"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lab+ 3 m10k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table:formula="of:=10+17+1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22+38+51+36+55"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28" calcext:value-type="float">
            <text:p>1028</text:p>
          </table:table-cell>
          <table:table-cell office:value-type="float" office:value="194" calcext:value-type="float">
            <text:p>194</text:p>
          </table:table-cell>
          <table:table-cell table:formula="of:=19+2+34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formula="of:=49+110+75+175+200"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6" calcext:value-type="float">
            <text:p>306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39:.J39]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3+2+3+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0:.J40])" office:value-type="float" office:value="34" calcext:value-type="float">
            <text:p>34</text:p>
          </table:table-cell>
          <table:table-cell/>
          <table:table-cell table:formula="of:=8+17" office:value-type="float" office:value="25" calcext:value-type="float">
            <text:p>25</text:p>
          </table:table-cell>
          <table:table-cell/>
          <table:table-cell table:formula="of:=3+1+2+2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1:.J41])" office:value-type="float" office:value="31" calcext:value-type="float">
            <text:p>31</text:p>
          </table:table-cell>
          <table:table-cell/>
          <table:table-cell table:formula="of:=17+5" office:value-type="float" office:value="22" calcext:value-type="float">
            <text:p>22</text:p>
          </table:table-cell>
          <table:table-cell/>
          <table:table-cell table:formula="of:=1+1+2+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2:.J42])" office:value-type="float" office:value="90" calcext:value-type="float">
            <text:p>90</text:p>
          </table:table-cell>
          <table:table-cell/>
          <table:table-cell table:formula="of:=38+23" office:value-type="float" office:value="61" calcext:value-type="float">
            <text:p>61</text:p>
          </table:table-cell>
          <table:table-cell/>
          <table:table-cell table:formula="of:=2+3+9+7+8" office:value-type="float" office:value="29" calcext:value-type="float">
            <text:p>29</text:p>
          </table:table-cell>
          <table:table-cell table:number-columns-repeated="4"/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758" calcext:value-type="float">
            <text:p>2758</text:p>
          </table:table-cell>
          <table:table-cell table:formula="of:=908+6" office:value-type="float" office:value="914" calcext:value-type="float">
            <text:p>914</text:p>
          </table:table-cell>
          <table:table-cell table:formula="of:=1+179+91+182"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formula="of:=12+268+289+152+273+266" office:value-type="float" office:value="1260" calcext:value-type="float">
            <text:p>1260</text:p>
          </table:table-cell>
          <table:table-cell table:formula="of:=74+2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B18E1+RAM36E1(1)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267" calcext:value-type="float">
            <text:p>267</text:p>
          </table:table-cell>
          <table:table-cell table:formula="of:=55" office:value-type="float" office:value="55" calcext:value-type="float">
            <text:p>55</text:p>
          </table:table-cell>
          <table:table-cell table:formula="of:=1+10+24+17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22+37+13+8+53" office:value-type="float" office:value="133" calcext:value-type="float">
            <text:p>133</text:p>
          </table:table-cell>
          <table:table-cell table:formula="of:=6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71" calcext:value-type="float">
            <text:p>1071</text:p>
          </table:table-cell>
          <table:table-cell table:formula="of:=193+1" office:value-type="float" office:value="194" calcext:value-type="float">
            <text:p>194</text:p>
          </table:table-cell>
          <table:table-cell table:formula="of:=1+19+64+34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table:formula="of:=22+119+98+38+80+278" office:value-type="float" office:value="635" calcext:value-type="float">
            <text:p>635</text:p>
          </table:table-cell>
          <table:table-cell table:formula="of:=57+17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8" calcext:value-type="float">
            <text:p>308</text:p>
          </table:table-cell>
          <table:table-cell table:formula="of:=[.D28]+[.D29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39:.J39]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2+4+4" office:value-type="float" office:value="10" calcext:value-type="float">
            <text:p>10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0:.J40])" office:value-type="float" office:value="34" calcext:value-type="float">
            <text:p>34</text:p>
          </table:table-cell>
          <table:table-cell/>
          <table:table-cell table:formula="of:=8+17" office:value-type="float" office:value="25" calcext:value-type="float">
            <text:p>25</text:p>
          </table:table-cell>
          <table:table-cell/>
          <table:table-cell table:formula="of:=3+1+2+2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1:.J41])" office:value-type="float" office:value="39" calcext:value-type="float">
            <text:p>39</text:p>
          </table:table-cell>
          <table:table-cell/>
          <table:table-cell table:formula="of:=17+5" office:value-type="float" office:value="22" calcext:value-type="float">
            <text:p>22</text:p>
          </table:table-cell>
          <table:table-cell/>
          <table:table-cell table:formula="of:=1+1+1+5+3" office:value-type="float" office:value="11" calcext:value-type="float">
            <text:p>11</text:p>
          </table:table-cell>
          <table:table-cell table:formula="of:=5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2:.J42])" office:value-type="float" office:value="107" calcext:value-type="float">
            <text:p>107</text:p>
          </table:table-cell>
          <table:table-cell/>
          <table:table-cell table:formula="of:=38+23" office:value-type="float" office:value="61" calcext:value-type="float">
            <text:p>61</text:p>
          </table:table-cell>
          <table:table-cell/>
          <table:table-cell table:formula="of:=10+10+8" office:value-type="float" office:value="28" calcext:value-type="float">
            <text:p>28</text:p>
          </table:table-cell>
          <table:table-cell table:formula="of:=14+4" office:value-type="float" office:value="18" calcext:value-type="float">
            <text:p>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1:41:32.190486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4-04-04T12:55:32.028112080</dc:date>
    <meta:editing-duration>PT14H25M</meta:editing-duration>
    <meta:editing-cycles>93</meta:editing-cycles>
    <meta:generator>LibreOffice/6.0.7.3$Linux_X86_64 LibreOffice_project/00m0$Build-3</meta:generator>
    <meta:document-statistic meta:table-count="5" meta:cell-count="868" meta:object-count="0"/>
  </office:meta>
</office:document-meta>
</file>